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12tS4VWoDoLwnbIO8f09MrbPCoU3HW06Z1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1T21:56:14.073000000</meta:creation-date>
    <dc:date>2022-09-21T21:56:55.095000000</dc:date>
    <meta:editing-duration>PT4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1.2$Windows_X86_64 LibreOffice_project/4d224e95b98b138af42a64d84056446d09082932</meta:generator>
  </office:meta>
</office:document-meta>
</file>